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rsid="000833b2" officeooo:paragraph-rsid="000833b2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833b2" officeooo:paragraph-rsid="000833b2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tyle="normal" officeooo:rsid="000833b2" officeooo:paragraph-rsid="000833b2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14fc6e"/>
    </style:style>
    <style:style style:name="T1" style:family="text">
      <style:text-properties officeooo:rsid="0014fc6e"/>
    </style:style>
    <style:style style:name="T2" style:family="text">
      <style:text-properties fo:font-size="16pt" style:text-underline-style="solid" style:text-underline-width="auto" style:text-underline-color="font-color" fo:font-weight="bold" officeooo:rsid="0014fc6e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2bba3a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2c6f5c" style:font-size-asian="16pt" style:font-weight-asian="bold" style:font-size-complex="16pt" style:font-weight-complex="bold"/>
    </style:style>
    <style:style style:name="T5" style:family="text">
      <style:text-properties officeooo:rsid="002bba3a"/>
    </style:style>
    <style:style style:name="T6" style:family="text">
      <style:text-properties officeooo:rsid="002c6f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SQL_Injection_Fundamental</text:span><text:span text:style-name="T4">s</text:span></text:p>
      <text:p text:style-name="P3">Hack-The-Box Module <text:span text:style-name="T5">3</text:span><text:span text:style-name="T6">3</text:span> / <text:span text:style-name="T1">Medium, Offesnive, Tier 0</text:span></text:p>
      <text:p text:style-name="P1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7.2$Linux_X86_64 LibreOffice_project/30$Build-2</meta:generator>
    <dc:date>2022-11-16T20:37:47.181512779</dc:date>
    <meta:editing-duration>PT7H9M38S</meta:editing-duration>
    <meta:editing-cycles>30</meta:editing-cycles>
    <meta:document-statistic meta:table-count="0" meta:image-count="0" meta:object-count="0" meta:page-count="1" meta:paragraph-count="2" meta:word-count="9" meta:character-count="76" meta:non-whitespace-character-count="69"/>
  </office:meta>
</office:document-meta>
</file>